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999999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87cm"/>
    </style:style>
    <style:style style:name="gr7" style:family="graphic" style:parent-style-name="standard">
      <style:graphic-properties draw:stroke="solid" draw:stroke-dash="Fine_20_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'Liberation Sans'" style:font-style-name="Regular" style:font-family-generic="swiss" fo:font-size="16pt" fo:font-style="italic" style:font-family-asian="'Liberation Sans'" style:font-style-name-asian="Regular" style:font-family-generic-asian="swiss" style:font-size-asian="16pt" style:font-style-asian="italic" style:font-family-complex="'Liberation Sans'" style:font-style-name-complex="Regular" style:font-family-generic-complex="swiss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9.89cm" svg:x2="9.255cm" svg:y2="4.175cm">
          <text:p/>
        </draw:line>
        <draw:line draw:style-name="gr1" draw:text-style-name="P1" draw:layer="layout" svg:x1="9.255cm" svg:y1="9.89cm" svg:x2="14.97cm" svg:y2="9.89cm">
          <text:p/>
        </draw:line>
        <draw:polyline draw:style-name="gr2" draw:text-style-name="P1" draw:layer="layout" svg:width="5.491cm" svg:height="2.157cm" draw:transform="skewX (-0.260577657322753) rotate (0.964294411726867) translate (9.255cm 9.89cm)" svg:viewBox="0 0 5492 2158" draw:points="0,0 598,471 1179,970 1713,1314 2225,1241 3115,1513 3789,1776 4378,2158 5492,2002">
          <text:p/>
        </draw:polyline>
        <draw:line draw:style-name="gr3" draw:text-style-name="P1" draw:layer="layout" svg:x1="9.255cm" svg:y1="9.89cm" svg:x2="13.827cm" svg:y2="6.188cm">
          <text:p/>
        </draw:line>
        <draw:line draw:style-name="gr4" draw:text-style-name="P1" draw:layer="layout" svg:x1="13.165cm" svg:y1="7.439cm" svg:x2="13.165cm" svg:y2="8.42cm">
          <text:p/>
        </draw:line>
        <draw:line draw:style-name="gr4" draw:text-style-name="P1" draw:layer="layout" svg:x1="11.895cm" svg:y1="8.42cm" svg:x2="13.165cm" svg:y2="8.42cm">
          <text:p/>
        </draw:line>
        <draw:frame draw:style-name="gr5" draw:text-style-name="P2" draw:layer="layout" svg:width="2.318cm" svg:height="0.878cm" svg:x="10.79cm" svg:y="9.998cm">
          <draw:text-box>
            <text:p><text:span text:style-name="T1">Flow <text:s/></text:span><text:span text:style-name="T2">q</text:span></text:p>
          </draw:text-box>
        </draw:frame>
        <draw:frame draw:style-name="gr5" draw:text-style-name="P2" draw:layer="layout" svg:width="3.072cm" svg:height="0.878cm" draw:transform="rotate (1.5707963267949) translate (8.177cm 8.62cm)">
          <draw:text-box>
            <text:p><text:span text:style-name="T1">Storage <text:s/></text:span><text:span text:style-name="T2">v</text:span></text:p>
          </draw:text-box>
        </draw:frame>
        <draw:frame draw:style-name="gr5" draw:text-style-name="P3" draw:layer="layout" svg:width="1.163cm" svg:height="0.878cm" svg:x="13.092cm" svg:y="7.45cm">
          <draw:text-box>
            <text:p><text:span text:style-name="T3">Δ</text:span><text:span text:style-name="T2">v</text:span></text:p>
          </draw:text-box>
        </draw:frame>
        <draw:frame draw:style-name="gr5" draw:text-style-name="P3" draw:layer="layout" svg:width="1.192cm" svg:height="0.878cm" svg:x="11.895cm" svg:y="8.393cm">
          <draw:text-box>
            <text:p><text:span text:style-name="T3">Δq</text:span></text:p>
          </draw:text-box>
        </draw:frame>
        <draw:frame draw:style-name="gr6" draw:text-style-name="P2" draw:layer="layout" svg:width="5.087cm" svg:height="0.878cm" svg:x="10.76cm" svg:y="4.105cm">
          <draw:text-box>
            <text:p><text:span text:style-name="T1">Linear reservoir</text:span></text:p>
          </draw:text-box>
        </draw:frame>
        <draw:line draw:style-name="gr3" draw:text-style-name="P1" draw:layer="layout" svg:x1="10.113cm" svg:y1="4.84cm" svg:x2="10.725cm" svg:y2="4.516cm">
          <text:p/>
        </draw:line>
        <draw:frame draw:style-name="gr6" draw:text-style-name="P2" draw:layer="layout" svg:width="5.087cm" svg:height="0.878cm" svg:x="10.761cm" svg:y="4.805cm">
          <draw:text-box>
            <text:p><text:span text:style-name="T1">River reach</text:span></text:p>
          </draw:text-box>
        </draw:frame>
        <draw:line draw:style-name="gr7" draw:text-style-name="P1" draw:layer="layout" svg:x1="10.113cm" svg:y1="5.44cm" svg:x2="10.725cm" svg:y2="5.116cm">
          <text:p/>
        </draw:line>
        <draw:line draw:style-name="gr1" draw:text-style-name="P1" draw:layer="layout" svg:x1="9.256cm" svg:y1="21.691cm" svg:x2="9.255cm" svg:y2="17.51cm">
          <text:p/>
        </draw:line>
        <draw:line draw:style-name="gr1" draw:text-style-name="P1" draw:layer="layout" svg:x1="9.256cm" svg:y1="21.691cm" svg:x2="14.971cm" svg:y2="21.691cm">
          <text:p/>
        </draw:line>
        <draw:polyline draw:style-name="gr2" draw:text-style-name="P1" draw:layer="layout" svg:width="5.234cm" svg:height="2.157cm" draw:transform="skewX (-0.260577657322753) rotate (0.964294411726867) translate (9.256cm 21.691cm)" svg:viewBox="0 0 5235 2158" draw:points="0,0 598,471 1179,970 1713,1314 2225,1241 3115,1514 3789,1776 4378,2158 5235,2152">
          <text:p/>
        </draw:polyline>
        <draw:line draw:style-name="gr3" draw:text-style-name="P1" draw:layer="layout" svg:x1="9.256cm" svg:y1="21.691cm" svg:x2="13.7cm" svg:y2="18.145cm">
          <text:p/>
        </draw:line>
        <draw:line draw:style-name="gr4" draw:text-style-name="P1" draw:layer="layout" svg:x1="13.166cm" svg:y1="19.24cm" svg:x2="13.166cm" svg:y2="20.221cm">
          <text:p/>
        </draw:line>
        <draw:line draw:style-name="gr4" draw:text-style-name="P1" draw:layer="layout" svg:x1="11.896cm" svg:y1="20.221cm" svg:x2="13.166cm" svg:y2="20.221cm">
          <text:p/>
        </draw:line>
        <draw:frame draw:style-name="gr5" draw:text-style-name="P2" draw:layer="layout" svg:width="2.318cm" svg:height="0.878cm" svg:x="10.791cm" svg:y="21.799cm">
          <draw:text-box>
            <text:p><text:span text:style-name="T1">Flow <text:s/></text:span><text:span text:style-name="T2">q</text:span></text:p>
          </draw:text-box>
        </draw:frame>
        <draw:frame draw:style-name="gr5" draw:text-style-name="P2" draw:layer="layout" svg:width="3.072cm" svg:height="0.878cm" draw:transform="rotate (1.5707963267949) translate (8.078cm 21.421cm)">
          <draw:text-box>
            <text:p><text:span text:style-name="T1">Storage <text:s/></text:span><text:span text:style-name="T2">v</text:span></text:p>
          </draw:text-box>
        </draw:frame>
        <draw:frame draw:style-name="gr5" draw:text-style-name="P3" draw:layer="layout" svg:width="1.163cm" svg:height="0.878cm" svg:x="13.093cm" svg:y="19.251cm">
          <draw:text-box>
            <text:p><text:span text:style-name="T3">Δ</text:span><text:span text:style-name="T2">v</text:span></text:p>
          </draw:text-box>
        </draw:frame>
        <draw:frame draw:style-name="gr5" draw:text-style-name="P3" draw:layer="layout" svg:width="1.192cm" svg:height="0.878cm" svg:x="11.896cm" svg:y="20.194cm">
          <draw:text-box>
            <text:p><text:span text:style-name="T3">Δq</text:span></text:p>
          </draw:text-box>
        </draw:frame>
        <draw:frame draw:style-name="gr6" draw:text-style-name="P2" draw:layer="layout" svg:width="5.087cm" svg:height="0.878cm" svg:x="9.961cm" svg:y="14.906cm">
          <draw:text-box>
            <text:p><text:span text:style-name="T1">Linear reservoir</text:span></text:p>
          </draw:text-box>
        </draw:frame>
        <draw:line draw:style-name="gr3" draw:text-style-name="P1" draw:layer="layout" svg:x1="9.314cm" svg:y1="15.641cm" svg:x2="9.926cm" svg:y2="15.317cm">
          <text:p/>
        </draw:line>
        <draw:frame draw:style-name="gr6" draw:text-style-name="P2" draw:layer="layout" svg:width="6.113cm" svg:height="1.505cm" svg:x="9.962cm" svg:y="15.806cm">
          <draw:text-box>
            <text:p><text:span text:style-name="T1">From cross-section</text:span></text:p>
            <text:p><text:span text:style-name="T1">(Manning's eqn.)</text:span></text:p>
          </draw:text-box>
        </draw:frame>
        <draw:line draw:style-name="gr7" draw:text-style-name="P1" draw:layer="layout" svg:x1="9.314cm" svg:y1="16.441cm" svg:x2="9.926cm" svg:y2="16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neis</meta:initial-creator>
    <meta:creation-date>2010-12-22T17:27:34</meta:creation-date>
    <meta:generator>LibreOffice/3.5$Linux_x86 LibreOffice_project/350m1$Build-2</meta:generator>
    <dc:date>2013-03-25T16:32:24</dc:date>
    <meta:editing-duration>PT2H23M38S</meta:editing-duration>
    <meta:editing-cycles>11</meta:editing-cycles>
    <meta:document-statistic meta:object-count="28"/>
  </office:meta>
</office:document-meta>
</file>